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KR" svg:font-family="'Noto Sans CJK KR'" style:font-family-generic="system" style:font-pitch="variable"/>
    <style:font-face style:name="Noto Serif CJK KR" svg:font-family="'Noto Serif CJK KR'" style:font-family-generic="system" style:font-pitch="variable"/>
  </office:font-face-decls>
  <office:automatic-styles>
    <style:style style:name="P1" style:family="paragraph" style:parent-style-name="Subtitle">
      <style:text-properties officeooo:rsid="001b7425" officeooo:paragraph-rsid="001b7425"/>
    </style:style>
    <style:style style:name="P2" style:family="paragraph" style:parent-style-name="Subtitle">
      <style:text-properties officeooo:rsid="00408c78" officeooo:paragraph-rsid="00408c78"/>
    </style:style>
    <style:style style:name="P3" style:family="paragraph" style:parent-style-name="Subtitle">
      <style:text-properties officeooo:rsid="005ac130" officeooo:paragraph-rsid="005ac130"/>
    </style:style>
    <style:style style:name="P4" style:family="paragraph" style:parent-style-name="Title">
      <style:text-properties officeooo:rsid="0017b00c" officeooo:paragraph-rsid="0017b00c"/>
    </style:style>
    <style:style style:name="P5" style:family="paragraph" style:parent-style-name="Text_20_body">
      <style:paragraph-properties fo:text-align="justify" style:justify-single-word="false"/>
      <style:text-properties fo:font-size="14pt" officeooo:rsid="00212162" officeooo:paragraph-rsid="00212162" style:font-size-asian="12.25pt" style:font-size-complex="14pt"/>
    </style:style>
    <style:style style:name="P6" style:family="paragraph" style:parent-style-name="Text_20_body">
      <style:paragraph-properties fo:text-align="justify" style:justify-single-word="false"/>
      <style:text-properties fo:font-size="14pt" officeooo:rsid="00384eaa" officeooo:paragraph-rsid="00384eaa" style:font-size-asian="12.25pt" style:font-size-complex="14pt"/>
    </style:style>
    <style:style style:name="P7" style:family="paragraph" style:parent-style-name="Text_20_body">
      <style:paragraph-properties fo:text-align="justify" style:justify-single-word="false"/>
      <style:text-properties fo:font-size="14pt" officeooo:rsid="003b6d84" officeooo:paragraph-rsid="003b6d84" style:font-size-asian="12.25pt" style:font-size-complex="14pt"/>
    </style:style>
    <style:style style:name="P8" style:family="paragraph" style:parent-style-name="Text_20_body">
      <style:paragraph-properties fo:text-align="justify" style:justify-single-word="false"/>
      <style:text-properties fo:font-size="14pt" officeooo:rsid="004235b5" officeooo:paragraph-rsid="004235b5" style:font-size-asian="12.25pt" style:font-size-complex="14pt"/>
    </style:style>
    <style:style style:name="P9" style:family="paragraph" style:parent-style-name="Text_20_body">
      <style:paragraph-properties fo:text-align="justify" style:justify-single-word="false"/>
      <style:text-properties fo:font-size="14pt" officeooo:rsid="004635bb" officeooo:paragraph-rsid="004635bb" style:font-size-asian="12.25pt" style:font-size-complex="14pt"/>
    </style:style>
    <style:style style:name="P10" style:family="paragraph" style:parent-style-name="Text_20_body">
      <style:paragraph-properties fo:text-align="justify" style:justify-single-word="false"/>
      <style:text-properties fo:font-size="14pt" officeooo:rsid="005707bf" officeooo:paragraph-rsid="005707bf" style:font-size-asian="12.25pt" style:font-size-complex="14pt"/>
    </style:style>
    <style:style style:name="P11" style:family="paragraph" style:parent-style-name="Text_20_body">
      <style:paragraph-properties fo:text-align="justify" style:justify-single-word="false"/>
      <style:text-properties fo:font-size="14pt" style:font-size-asian="14pt" style:font-size-complex="14pt"/>
    </style:style>
    <style:style style:name="P12" style:family="paragraph" style:parent-style-name="Text_20_body">
      <style:paragraph-properties fo:text-align="justify" style:justify-single-word="false"/>
      <style:text-properties fo:font-size="14pt" officeooo:rsid="00662438" officeooo:paragraph-rsid="00662438" style:font-size-asian="14pt" style:font-size-complex="14pt"/>
    </style:style>
    <style:style style:name="P13" style:family="paragraph" style:parent-style-name="Text_20_body">
      <style:paragraph-properties fo:text-align="justify" style:justify-single-word="false"/>
      <style:text-properties fo:font-size="14pt" officeooo:rsid="00718690" officeooo:paragraph-rsid="00718690" style:font-size-asian="14pt" style:font-size-complex="14pt"/>
    </style:style>
    <style:style style:name="T1" style:family="text">
      <style:text-properties officeooo:rsid="0024a0c9"/>
    </style:style>
    <style:style style:name="T2" style:family="text">
      <style:text-properties officeooo:rsid="002f8d0c"/>
    </style:style>
    <style:style style:name="T3" style:family="text">
      <style:text-properties officeooo:rsid="002fb898"/>
    </style:style>
    <style:style style:name="T4" style:family="text">
      <style:text-properties officeooo:rsid="00313462"/>
    </style:style>
    <style:style style:name="T5" style:family="text">
      <style:text-properties officeooo:rsid="0032cda2"/>
    </style:style>
    <style:style style:name="T6" style:family="text">
      <style:text-properties officeooo:rsid="0035cdb8"/>
    </style:style>
    <style:style style:name="T7" style:family="text">
      <style:text-properties officeooo:rsid="0039e165"/>
    </style:style>
    <style:style style:name="T8" style:family="text">
      <style:text-properties officeooo:rsid="003bb9fa"/>
    </style:style>
    <style:style style:name="T9" style:family="text">
      <style:text-properties officeooo:rsid="0043a918"/>
    </style:style>
    <style:style style:name="T10" style:family="text">
      <style:text-properties officeooo:rsid="00470037"/>
    </style:style>
    <style:style style:name="T11" style:family="text">
      <style:text-properties officeooo:rsid="00581d5e"/>
    </style:style>
    <style:style style:name="T12" style:family="text">
      <style:text-properties officeooo:rsid="005ef27c"/>
    </style:style>
    <style:style style:name="T13" style:family="text">
      <style:text-properties officeooo:rsid="006795d2"/>
    </style:style>
    <style:style style:name="T14" style:family="text">
      <style:text-properties officeooo:rsid="00719b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alla Riforma alla Controriforma</text:p>
      <text:p text:style-name="P1">Lutero e la Riforma protestante</text:p>
      <text:p text:style-name="P5">Col dominio spagnolo l’<text:span text:style-name="T1">Italia attraverserà un periodo di stasi in cui si poté assistere ad una crisi inserita in una rifeudalizzazione del paese. La riforma di Lutero fu il punto di inizio di questa svolta, una riforma che aveva come punti fondamentali:</text:span></text:p>
      <text:p text:style-name="P5">– <text:span text:style-name="T2">l’obbedienza assoluta al pontefice non è dovuta;</text:span></text:p>
      <text:p text:style-name="P5">– <text:span text:style-name="T3">la confessione e la penitenza non è indispensabile per aver i peccati perdonati;</text:span></text:p>
      <text:p text:style-name="P5">– <text:span text:style-name="T4">la salvezza eterna è assicurata dalla fede, non dalle opere;</text:span></text:p>
      <text:p text:style-name="P5">– <text:span text:style-name="T5">il rapporto tra il credente e Dio non richiede l’intercessione di un’autorità religiosa;</text:span></text:p>
      <text:p text:style-name="P5">– <text:span text:style-name="T6">la parola di Dio è in tutto affidata alle Sacre Scritture e il fedele può accostarsi ad esse mediante una lettura personale.</text:span></text:p>
      <text:p text:style-name="P6">Ma a fianco di ciò v’erano ovviamente motivi socio-politici: nato come una rivolta contro il dogmatismo e a favore dell’iniziativa individuale, <text:span text:style-name="T7">il protestantesimo diede il via alla nascita di disparati orientamenti e filoni.</text:span></text:p>
      <text:p text:style-name="P7">Con il concilio di Trento fu stabilito che la Chiesa era l’unica depositaria della verità in materia di fede: questa dunque, con la sua Controriforma, intensificò le opere di controllo e repressione di qualsiasi forma di eresia, spesso usando la violenza e le condanne. <text:span text:style-name="T8">L’Inquisizione fu lo strumento di controllo principale che, insieme al Tribunale del Sant’Uffizio, impose a migliaia di persone la scelta di abiurare o di essere condannati pesantemente. In generale fu un periodo in cui prevalse l’irrazionalità, l’arretratezza e la violenza.</text:span></text:p>
      <text:p text:style-name="P2">Le istituzioni culturali</text:p>
      <text:p text:style-name="P8">La Chiesa rafforzò <text:span text:style-name="T9">la propria autorità chiudendosi e controllando il popolo sempre di più: l’ordine dei Gesuiti fu un ordine che obbediva assolutamente al pontefice, e che si dedicò all’evangelizzazione in Europa e in America, costruendo scuole collegi atti a formare la futura classe dirigente.</text:span></text:p>
      <text:p text:style-name="P9">Un avvenimento molto importante per capire la situazione è la censura dei libri: <text:span text:style-name="T10">venne istituito l’Indice dei libri proibiti, una lista dove figuravano opere eretiche o anche solamente lontane dagli insegnamenti cattolici della Chiesa. Quei libri che venivano pubblicati, invece, subivano varie revisioni e censure, perché fossero puliti. Un esempio è il Decameron del Boccaccio, fin da sempre considerato un capolavoro, che fu pubblicato da Leonardo Salviati dopo una pesante rassettatura, in una versione colma di appunti riguardanti l’interpretazione del revisore, che peraltro non si fece </text:span><text:soft-page-break/><text:span text:style-name="T10">problemi a cambiare i finali di alcune novelle, che assumevano dunque significati alterati rispetto agli originali. Proprio per questi avvenimenti possiamo parlare di “antifilologia”, in quanto la filologia cattolica dell’epoca negava tutti i concetti su cui si basava quella che aveva portato modernità e apertura mentale.</text:span></text:p>
      <text:p text:style-name="P10">Questi atteggiamenti provocarono cambiamenti anche nei rapporti tra intellettuali e signori, che risultavano sempre più drammatici e conflittuali. <text:span text:style-name="T11">Analogamente si vive una situazione difficile nelle Accademie, che diventavano sempre più ossequenti al potere, insieme alle editorie, che erano sotto l’occhio sempre più sospetto dell’Inquisizione. In Italia si vive la situazione più pressante, dove la figura dell’intellettuale laico viene sovrastata da quella dell’intellettuale religioso.</text:span></text:p>
      <text:p text:style-name="P3">Il manierismo</text:p>
      <text:p text:style-name="P11">Dopo la formalità, l’ordine, il decoro e l’equilibrio propugnato da<text:span text:style-name="T12">i rinascimentali si assiste ad una ribellione a tutto ciò, in un periodo che oscilla proprio tra il Rinascimento e il Barocco, e nel quale si volle ritornare all’irrazionalità e alla rottura degli equilibri, nonché far emergere una certa inquietudine esistenziale.</text:span></text:p>
      <text:p text:style-name="P12">I temi principalmente affrontati sono quell<text:span text:style-name="T13">i</text:span> della follia <text:span text:style-name="T13">e della malinconia: le due scaturiscono essenzialmente dalla paura di morire e del mistero, accompagnate anche da temi magico-demoniaci. Lo sfondo principale è dunque l’orrore, dovuto al periodo di instabilità che gli autori stavano attraversando, finendo per proporre soluzioni utopiche e simbolo di una speranza affogata nella disperazione.</text:span></text:p>
      <text:p text:style-name="P13">Lo stile dei manieristi è dunque tendente all’esagerazione, alla sperimentazione, che dipinge situazioni paradossali e grottesche, <text:span text:style-name="T14">mescolando la tragedia alla comicità.</text:span></text:p>
      <text:p text:style-name="P1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KR" svg:font-family="'Noto Sans CJK KR'" style:font-family-generic="system" style:font-pitch="variable"/>
    <style:font-face style:name="Noto Serif CJK KR" svg:font-family="'Noto Serif CJK K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K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K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justify" style:justify-single-word="false" fo:keep-with-next="always"/>
      <style:text-properties style:font-name="Liberation Sans" fo:font-family="'Liberation Sans'" style:font-family-generic="swiss" style:font-pitch="variable" fo:font-size="14pt" officeooo:rsid="005ac130" style:font-name-asian="Noto Sans CJK KR" style:font-family-asian="'Noto Sans CJK K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12-02T10:10:31.674502526</meta:creation-date>
    <dc:date>2020-12-02T16:43:25.449272885</dc:date>
    <meta:editing-duration>PT1H28M31S</meta:editing-duration>
    <meta:editing-cycles>85</meta:editing-cycles>
    <meta:generator>LibreOffice/6.3.5.2$Linux_X86_64 LibreOffice_project/30$Build-2</meta:generator>
    <meta:document-statistic meta:table-count="0" meta:image-count="0" meta:object-count="0" meta:page-count="2" meta:paragraph-count="18" meta:word-count="605" meta:character-count="4131" meta:non-whitespace-character-count="3539"/>
  </office:meta>
</office:document-meta>
</file>